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fo="urn:oasis:names:tc:opendocument:xmlns:xsl-fo-compatible:1.0" office:version="1.0">
  <office:body>
    <office:text>
      <text:h text:outline-level="1" text:style-name="Heading_1" text:is-list-header="true">Database carservice</text:h>
      <text:h text:outline-level="2" text:style-name="Heading_2" text:is-list-header="true">Table structure for table admin</text:h>
      <table:table table:name="admin_data">
        <table:table-column table:number-columns-repeated="5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sername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mail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ser_type</text:p>
          </table:table-cell>
          <table:table-cell office:value-type="string">
            <text:p>varchar(1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password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hone</text:p>
          </table:table-cell>
          <table:table-cell office:value-type="string">
            <text:p>double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admin</text:h>
      <table:table table:name="admin_structure">
        <table:table-column table:number-columns-repeated="6"/>
        <table:table-row>
          <table:table-cell office:value-type="string">
            <text:p>id</text:p>
          </table:table-cell>
          <table:table-cell office:value-type="string">
            <text:p>username</text:p>
          </table:table-cell>
          <table:table-cell office:value-type="string">
            <text:p>email</text:p>
          </table:table-cell>
          <table:table-cell office:value-type="string">
            <text:p>user_type</text:p>
          </table:table-cell>
          <table:table-cell office:value-type="string">
            <text:p>password</text:p>
          </table:table-cell>
          <table:table-cell office:value-type="string">
            <text:p>phone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admin</text:p>
          </table:table-cell>
          <table:table-cell office:value-type="string">
            <text:p>admin@car.com</text:p>
          </table:table-cell>
          <table:table-cell office:value-type="string">
            <text:p>admin</text:p>
          </table:table-cell>
          <table:table-cell office:value-type="string">
            <text:p>admin</text:p>
          </table:table-cell>
          <table:table-cell office:value-type="float" office:value="7896585485">
            <text:p>7896585485</text:p>
          </table:table-cell>
        </table:table-row>
      </table:table>
      <text:h text:outline-level="2" text:style-name="Heading_2" text:is-list-header="true">Table structure for table car_details</text:h>
      <table:table table:name="car_details_data">
        <table:table-column table:number-columns-repeated="5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c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o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eg_no</text:p>
          </table:table-cell>
          <table:table-cell office:value-type="string">
            <text:p>varchar(4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rand</text:p>
          </table:table-cell>
          <table:table-cell office:value-type="string">
            <text:p>varchar(45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model</text:p>
          </table:table-cell>
          <table:table-cell office:value-type="string">
            <text:p>varchar(4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year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uel</text:p>
          </table:table-cell>
          <table:table-cell office:value-type="string">
            <text:p>varchar(4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kms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_desc</text:p>
          </table:table-cell>
          <table:table-cell office:value-type="string">
            <text:p>varchar(2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car_details</text:h>
      <table:table table:name="car_details_structure">
        <table:table-column table:number-columns-repeated="9"/>
        <table:table-row>
          <table:table-cell office:value-type="string">
            <text:p>cid</text:p>
          </table:table-cell>
          <table:table-cell office:value-type="string">
            <text:p>oid</text:p>
          </table:table-cell>
          <table:table-cell office:value-type="string">
            <text:p>reg_no</text:p>
          </table:table-cell>
          <table:table-cell office:value-type="string">
            <text:p>brand</text:p>
          </table:table-cell>
          <table:table-cell office:value-type="string">
            <text:p>model</text:p>
          </table:table-cell>
          <table:table-cell office:value-type="string">
            <text:p>year</text:p>
          </table:table-cell>
          <table:table-cell office:value-type="string">
            <text:p>fuel</text:p>
          </table:table-cell>
          <table:table-cell office:value-type="string">
            <text:p>kms</text:p>
          </table:table-cell>
          <table:table-cell office:value-type="string">
            <text:p>add_desc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string">
            <text:p>MH 04 AC 7898</text:p>
          </table:table-cell>
          <table:table-cell office:value-type="string">
            <text:p>SUZUKI</text:p>
          </table:table-cell>
          <table:table-cell office:value-type="string">
            <text:p>SWIFT</text:p>
          </table:table-cell>
          <table:table-cell office:value-type="float" office:value="2015">
            <text:p>2015</text:p>
          </table:table-cell>
          <table:table-cell office:value-type="string">
            <text:p>PETROL</text:p>
          </table:table-cell>
          <table:table-cell office:value-type="float" office:value="15000">
            <text:p>15000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string">
            <text:p>KA 19 DD 4587</text:p>
          </table:table-cell>
          <table:table-cell office:value-type="string">
            <text:p>TOYOTA</text:p>
          </table:table-cell>
          <table:table-cell office:value-type="string">
            <text:p>ETIOS</text:p>
          </table:table-cell>
          <table:table-cell office:value-type="float" office:value="2014">
            <text:p>2014</text:p>
          </table:table-cell>
          <table:table-cell office:value-type="string">
            <text:p>PETROL</text:p>
          </table:table-cell>
          <table:table-cell office:value-type="float" office:value="20000">
            <text:p>20000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string">
            <text:p>KA 78 SA 7784</text:p>
          </table:table-cell>
          <table:table-cell office:value-type="string">
            <text:p>FORD</text:p>
          </table:table-cell>
          <table:table-cell office:value-type="string">
            <text:p>ECO SPORT</text:p>
          </table:table-cell>
          <table:table-cell office:value-type="float" office:value="2015">
            <text:p>2015</text:p>
          </table:table-cell>
          <table:table-cell office:value-type="string">
            <text:p>DIESEL</text:p>
          </table:table-cell>
          <table:table-cell office:value-type="float" office:value="14000">
            <text:p>14000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KA 12 MJ 0989</text:p>
          </table:table-cell>
          <table:table-cell office:value-type="string">
            <text:p>TATA</text:p>
          </table:table-cell>
          <table:table-cell office:value-type="string">
            <text:p>INDIGO</text:p>
          </table:table-cell>
          <table:table-cell office:value-type="float" office:value="2012">
            <text:p>2012</text:p>
          </table:table-cell>
          <table:table-cell office:value-type="string">
            <text:p>CNG </text:p>
          </table:table-cell>
          <table:table-cell office:value-type="float" office:value="32000">
            <text:p>32000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KA 22 UY 7865</text:p>
          </table:table-cell>
          <table:table-cell office:value-type="string">
            <text:p>FIAT</text:p>
          </table:table-cell>
          <table:table-cell office:value-type="string">
            <text:p>PUNTO</text:p>
          </table:table-cell>
          <table:table-cell office:value-type="float" office:value="2015">
            <text:p>2015</text:p>
          </table:table-cell>
          <table:table-cell office:value-type="string">
            <text:p>PETROL</text:p>
          </table:table-cell>
          <table:table-cell office:value-type="float" office:value="5488">
            <text:p>5488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string">
            <text:p>MH 09 IU 8879</text:p>
          </table:table-cell>
          <table:table-cell office:value-type="string">
            <text:p>BMW </text:p>
          </table:table-cell>
          <table:table-cell office:value-type="string">
            <text:p>720D</text:p>
          </table:table-cell>
          <table:table-cell office:value-type="float" office:value="2015">
            <text:p>2015</text:p>
          </table:table-cell>
          <table:table-cell office:value-type="string">
            <text:p>PETROL</text:p>
          </table:table-cell>
          <table:table-cell office:value-type="float" office:value="1524">
            <text:p>1524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string">
            <text:p>KL 76 YU 8909</text:p>
          </table:table-cell>
          <table:table-cell office:value-type="string">
            <text:p>SUZUKI</text:p>
          </table:table-cell>
          <table:table-cell office:value-type="string">
            <text:p>DZIRE</text:p>
          </table:table-cell>
          <table:table-cell office:value-type="float" office:value="2016">
            <text:p>2016</text:p>
          </table:table-cell>
          <table:table-cell office:value-type="string">
            <text:p>CNG</text:p>
          </table:table-cell>
          <table:table-cell office:value-type="float" office:value="8500">
            <text:p>8500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string">
            <text:p>KL 22 FR 4322 </text:p>
          </table:table-cell>
          <table:table-cell office:value-type="string">
            <text:p>HYUNDAI</text:p>
          </table:table-cell>
          <table:table-cell office:value-type="string">
            <text:p>ESTEEM</text:p>
          </table:table-cell>
          <table:table-cell office:value-type="float" office:value="2016">
            <text:p>2016</text:p>
          </table:table-cell>
          <table:table-cell office:value-type="string">
            <text:p>PETROL</text:p>
          </table:table-cell>
          <table:table-cell office:value-type="float" office:value="8874">
            <text:p>8874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string">
            <text:p>KL 01 LO 1001</text:p>
          </table:table-cell>
          <table:table-cell office:value-type="string">
            <text:p>Mercedes</text:p>
          </table:table-cell>
          <table:table-cell office:value-type="string">
            <text:p>E221</text:p>
          </table:table-cell>
          <table:table-cell office:value-type="float" office:value="2015">
            <text:p>2015</text:p>
          </table:table-cell>
          <table:table-cell office:value-type="string">
            <text:p>petrol</text:p>
          </table:table-cell>
          <table:table-cell office:value-type="float" office:value="15000">
            <text:p>15000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string">
            <text:p>KA 03 BH 7784</text:p>
          </table:table-cell>
          <table:table-cell office:value-type="string">
            <text:p>TATA</text:p>
          </table:table-cell>
          <table:table-cell office:value-type="string">
            <text:p>INDIGO ES</text:p>
          </table:table-cell>
          <table:table-cell office:value-type="float" office:value="2014">
            <text:p>2014</text:p>
          </table:table-cell>
          <table:table-cell office:value-type="string">
            <text:p>DIESEL</text:p>
          </table:table-cell>
          <table:table-cell office:value-type="float" office:value="15422">
            <text:p>15422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string">
            <text:p>MH 01 AK 7748</text:p>
          </table:table-cell>
          <table:table-cell office:value-type="string">
            <text:p>vovlo</text:p>
          </table:table-cell>
          <table:table-cell office:value-type="string">
            <text:p>M 54</text:p>
          </table:table-cell>
          <table:table-cell office:value-type="float" office:value="2014">
            <text:p>2014</text:p>
          </table:table-cell>
          <table:table-cell office:value-type="string">
            <text:p>PETROL</text:p>
          </table:table-cell>
          <table:table-cell office:value-type="float" office:value="15000">
            <text:p>15000</text:p>
          </table:table-cell>
          <table:table-cell office:value-type="string">
            <text:p>NULL</text:p>
          </table:table-cell>
        </table:table-row>
      </table:table>
      <text:h text:outline-level="2" text:style-name="Heading_2" text:is-list-header="true">Table structure for table mechanics</text:h>
      <table:table table:name="mechanics_data">
        <table:table-column table:number-columns-repeated="5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name</text:p>
          </table:table-cell>
          <table:table-cell office:value-type="string">
            <text:p>varchar(4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name</text:p>
          </table:table-cell>
          <table:table-cell office:value-type="string">
            <text:p>varchar(4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hone</text:p>
          </table:table-cell>
          <table:table-cell office:value-type="string">
            <text:p>varchar(1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mail</text:p>
          </table:table-cell>
          <table:table-cell office:value-type="string">
            <text:p>varchar(4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ress</text:p>
          </table:table-cell>
          <table:table-cell office:value-type="string">
            <text:p>varchar(4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pec</text:p>
          </table:table-cell>
          <table:table-cell office:value-type="string">
            <text:p>varchar(2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xp</text:p>
          </table:table-cell>
          <table:table-cell office:value-type="string">
            <text:p>varchar(1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alary</text:p>
          </table:table-cell>
          <table:table-cell office:value-type="string">
            <text:p>varchar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mechanics</text:h>
      <table:table table:name="mechanics_structure">
        <table:table-column table:number-columns-repeated="9"/>
        <table:table-row>
          <table:table-cell office:value-type="string">
            <text:p>id</text:p>
          </table:table-cell>
          <table:table-cell office:value-type="string">
            <text:p>fname</text:p>
          </table:table-cell>
          <table:table-cell office:value-type="string">
            <text:p>lname</text:p>
          </table:table-cell>
          <table:table-cell office:value-type="string">
            <text:p>phone</text:p>
          </table:table-cell>
          <table:table-cell office:value-type="string">
            <text:p>email</text:p>
          </table:table-cell>
          <table:table-cell office:value-type="string">
            <text:p>address</text:p>
          </table:table-cell>
          <table:table-cell office:value-type="string">
            <text:p>spec</text:p>
          </table:table-cell>
          <table:table-cell office:value-type="string">
            <text:p>xp</text:p>
          </table:table-cell>
          <table:table-cell office:value-type="string">
            <text:p>salary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Jamal</text:p>
          </table:table-cell>
          <table:table-cell office:value-type="string">
            <text:p>Khan</text:p>
          </table:table-cell>
          <table:table-cell office:value-type="string">
            <text:p>5487968547</text:p>
          </table:table-cell>
          <table:table-cell office:value-type="string">
            <text:p>Jamal@car.com</text:p>
          </table:table-cell>
          <table:table-cell office:value-type="string">
            <text:p>mumbai</text:p>
          </table:table-cell>
          <table:table-cell office:value-type="string">
            <text:p>Engineer</text:p>
          </table:table-cell>
          <table:table-cell office:value-type="string">
            <text:p>10</text:p>
          </table:table-cell>
          <table:table-cell office:value-type="string">
            <text:p>500000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Shreyas</text:p>
          </table:table-cell>
          <table:table-cell office:value-type="string">
            <text:p>Parmar</text:p>
          </table:table-cell>
          <table:table-cell office:value-type="string">
            <text:p>4789778978</text:p>
          </table:table-cell>
          <table:table-cell office:value-type="string">
            <text:p>shreyas@car.com</text:p>
          </table:table-cell>
          <table:table-cell office:value-type="string">
            <text:p>udupi</text:p>
          </table:table-cell>
          <table:table-cell office:value-type="string">
            <text:p>Engine</text:p>
          </table:table-cell>
          <table:table-cell office:value-type="string">
            <text:p>7</text:p>
          </table:table-cell>
          <table:table-cell office:value-type="string">
            <text:p>450000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Jayesh</text:p>
          </table:table-cell>
          <table:table-cell office:value-type="string">
            <text:p>Ghete</text:p>
          </table:table-cell>
          <table:table-cell office:value-type="string">
            <text:p>9875415478</text:p>
          </table:table-cell>
          <table:table-cell office:value-type="string">
            <text:p>jayesh@car.com</text:p>
          </table:table-cell>
          <table:table-cell office:value-type="string">
            <text:p>Mangalore</text:p>
          </table:table-cell>
          <table:table-cell office:value-type="string">
            <text:p>Interior</text:p>
          </table:table-cell>
          <table:table-cell office:value-type="string">
            <text:p>8</text:p>
          </table:table-cell>
          <table:table-cell office:value-type="string">
            <text:p>480000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Afzal</text:p>
          </table:table-cell>
          <table:table-cell office:value-type="string">
            <text:p>Quereshi</text:p>
          </table:table-cell>
          <table:table-cell office:value-type="string">
            <text:p>778945697</text:p>
          </table:table-cell>
          <table:table-cell office:value-type="string">
            <text:p>afzal@car.com</text:p>
          </table:table-cell>
          <table:table-cell office:value-type="string">
            <text:p>manipal</text:p>
          </table:table-cell>
          <table:table-cell office:value-type="string">
            <text:p>Connections</text:p>
          </table:table-cell>
          <table:table-cell office:value-type="string">
            <text:p>15</text:p>
          </table:table-cell>
          <table:table-cell office:value-type="string">
            <text:p>700000</text:p>
          </table:table-cell>
        </table:table-row>
      </table:table>
      <text:h text:outline-level="2" text:style-name="Heading_2" text:is-list-header="true">Table structure for table mech_backup</text:h>
      <table:table table:name="mech_backup_data">
        <table:table-column table:number-columns-repeated="5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ame</text:p>
          </table:table-cell>
          <table:table-cell office:value-type="string">
            <text:p>varchar(4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name</text:p>
          </table:table-cell>
          <table:table-cell office:value-type="string">
            <text:p>varchar(4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hone</text:p>
          </table:table-cell>
          <table:table-cell office:value-type="string">
            <text:p>varchar(4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mail</text:p>
          </table:table-cell>
          <table:table-cell office:value-type="string">
            <text:p>varchar(4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ress</text:p>
          </table:table-cell>
          <table:table-cell office:value-type="string">
            <text:p>varchar(4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pecs</text:p>
          </table:table-cell>
          <table:table-cell office:value-type="string">
            <text:p>varchar(4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xp</text:p>
          </table:table-cell>
          <table:table-cell office:value-type="string">
            <text:p>varchar(4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alary</text:p>
          </table:table-cell>
          <table:table-cell office:value-type="string">
            <text:p>varchar(4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mech_backup</text:h>
      <table:table table:name="mech_backup_structure">
        <table:table-column table:number-columns-repeated="9"/>
        <table:table-row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lname</text:p>
          </table:table-cell>
          <table:table-cell office:value-type="string">
            <text:p>phone</text:p>
          </table:table-cell>
          <table:table-cell office:value-type="string">
            <text:p>email</text:p>
          </table:table-cell>
          <table:table-cell office:value-type="string">
            <text:p>address</text:p>
          </table:table-cell>
          <table:table-cell office:value-type="string">
            <text:p>specs</text:p>
          </table:table-cell>
          <table:table-cell office:value-type="string">
            <text:p>xp</text:p>
          </table:table-cell>
          <table:table-cell office:value-type="string">
            <text:p>salary</text:p>
          </table:table-cell>
        </table:table-row>
      </table:table>
      <text:h text:outline-level="2" text:style-name="Heading_2" text:is-list-header="true">Table structure for table message</text:h>
      <table:table table:name="message_data">
        <table:table-column table:number-columns-repeated="5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0)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  <table:table-cell office:value-type="string">
            <text:p/>
          </table:table-cell>
        </table:table-row>
        <table:table-row>
          <table:table-cell office:value-type="string">
            <text:p>name</text:p>
          </table:table-cell>
          <table:table-cell office:value-type="string">
            <text:p>varchar(4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mail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essage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message</text:h>
      <table:table table:name="message_structure">
        <table:table-column table:number-columns-repeated="4"/>
        <table:table-row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email</text:p>
          </table:table-cell>
          <table:table-cell office:value-type="string">
            <text:p>message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Ranjan</text:p>
          </table:table-cell>
          <table:table-cell office:value-type="string">
            <text:p>ranjan@gmail.com</text:p>
          </table:table-cell>
          <table:table-cell office:value-type="string">
            <text:p>Need report for my last Service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Sarvesh</text:p>
          </table:table-cell>
          <table:table-cell office:value-type="string">
            <text:p>Sarvesh@car.com</text:p>
          </table:table-cell>
          <table:table-cell office:value-type="string">
            <text:p>needed a quote for complete car service of Suzuki Dzire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Bharat</text:p>
          </table:table-cell>
          <table:table-cell office:value-type="string">
            <text:p>Bharat@car.com</text:p>
          </table:table-cell>
          <table:table-cell office:value-type="string">
            <text:p>Want an e-bill of my last service</text:p>
          </table:table-cell>
        </table:table-row>
      </table:table>
      <text:h text:outline-level="2" text:style-name="Heading_2" text:is-list-header="true">Table structure for table purchase</text:h>
      <table:table table:name="purchase_data">
        <table:table-column table:number-columns-repeated="5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pid</text:p>
          </table:table-cell>
          <table:table-cell office:value-type="string">
            <text:p>int(1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arid</text:p>
          </table:table-cell>
          <table:table-cell office:value-type="string">
            <text:p>int(1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oid</text:p>
          </table:table-cell>
          <table:table-cell office:value-type="string">
            <text:p>int(1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id</text:p>
          </table:table-cell>
          <table:table-cell office:value-type="string">
            <text:p>varchar(5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mount</text:p>
          </table:table-cell>
          <table:table-cell office:value-type="string">
            <text:p>int(1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op</text:p>
          </table:table-cell>
          <table:table-cell office:value-type="string">
            <text:p>date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ob</text:p>
          </table:table-cell>
          <table:table-cell office:value-type="string">
            <text:p>date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echid</text:p>
          </table:table-cell>
          <table:table-cell office:value-type="string">
            <text:p>int(1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purchase</text:h>
      <table:table table:name="purchase_structure">
        <table:table-column table:number-columns-repeated="8"/>
        <table:table-row>
          <table:table-cell office:value-type="string">
            <text:p>pid</text:p>
          </table:table-cell>
          <table:table-cell office:value-type="string">
            <text:p>carid</text:p>
          </table:table-cell>
          <table:table-cell office:value-type="string">
            <text:p>oid</text:p>
          </table:table-cell>
          <table:table-cell office:value-type="string">
            <text:p>sid</text:p>
          </table:table-cell>
          <table:table-cell office:value-type="string">
            <text:p>amount</text:p>
          </table:table-cell>
          <table:table-cell office:value-type="string">
            <text:p>dop</text:p>
          </table:table-cell>
          <table:table-cell office:value-type="string">
            <text:p>dob</text:p>
          </table:table-cell>
          <table:table-cell office:value-type="string">
            <text:p>mechid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string">
            <text:p>AC checkk &amp; Sanitization,Minor Repairs</text:p>
          </table:table-cell>
          <table:table-cell office:value-type="float" office:value="4500">
            <text:p>4500</text:p>
          </table:table-cell>
          <table:table-cell office:value-type="string">
            <text:p>2017-12-01</text:p>
          </table:table-cell>
          <table:table-cell office:value-type="string">
            <text:p>2017-12-01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string">
            <text:p>Replace spare wheel,Matt finishing</text:p>
          </table:table-cell>
          <table:table-cell office:value-type="float" office:value="4500">
            <text:p>4500</text:p>
          </table:table-cell>
          <table:table-cell office:value-type="string">
            <text:p>2017-12-01</text:p>
          </table:table-cell>
          <table:table-cell office:value-type="string">
            <text:p>2017-12-03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string">
            <text:p>Bumpers Safe Guard ( Front),Replace spare wheel</text:p>
          </table:table-cell>
          <table:table-cell office:value-type="float" office:value="0">
            <text:p>0</text:p>
          </table:table-cell>
          <table:table-cell office:value-type="string">
            <text:p>2017-12-02</text:p>
          </table:table-cell>
          <table:table-cell office:value-type="string">
            <text:p>2017-12-05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string">
            <text:p>Replace spare wheel,Matt finishing</text:p>
          </table:table-cell>
          <table:table-cell office:value-type="float" office:value="1822">
            <text:p>1822</text:p>
          </table:table-cell>
          <table:table-cell office:value-type="string">
            <text:p>2017-12-02</text:p>
          </table:table-cell>
          <table:table-cell office:value-type="string">
            <text:p>2017-12-03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string">
            <text:p>Matt finishing</text:p>
          </table:table-cell>
          <table:table-cell office:value-type="float" office:value="4500">
            <text:p>4500</text:p>
          </table:table-cell>
          <table:table-cell office:value-type="string">
            <text:p>2017-12-04</text:p>
          </table:table-cell>
          <table:table-cell office:value-type="string">
            <text:p>2017-12-06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string">
            <text:p>Replace spare wheel,Wheel Alignment and Balancing</text:p>
          </table:table-cell>
          <table:table-cell office:value-type="float" office:value="7582">
            <text:p>7582</text:p>
          </table:table-cell>
          <table:table-cell office:value-type="string">
            <text:p>2017-12-06</text:p>
          </table:table-cell>
          <table:table-cell office:value-type="string">
            <text:p>2017-12-06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string">
            <text:p>Wheel Alignment and Balancing,Matt finishing,Repainting</text:p>
          </table:table-cell>
          <table:table-cell office:value-type="float" office:value="7000">
            <text:p>7000</text:p>
          </table:table-cell>
          <table:table-cell office:value-type="string">
            <text:p>2017-12-06</text:p>
          </table:table-cell>
          <table:table-cell office:value-type="string">
            <text:p>2017-12-06</text:p>
          </table:table-cell>
          <table:table-cell office:value-type="float" office:value="3">
            <text:p>3</text:p>
          </table:table-cell>
        </table:table-row>
      </table:table>
      <text:h text:outline-level="2" text:style-name="Heading_2" text:is-list-header="true">Table structure for table services</text:h>
      <table:table table:name="services_data">
        <table:table-column table:number-columns-repeated="5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ame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st</text:p>
          </table:table-cell>
          <table:table-cell office:value-type="string">
            <text:p>varchar(2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services</text:h>
      <table:table table:name="services_structure">
        <table:table-column table:number-columns-repeated="3"/>
        <table:table-row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cost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AC checkk &amp; Sanitization</text:p>
          </table:table-cell>
          <table:table-cell office:value-type="string">
            <text:p>2500-4000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Minor Repairs</text:p>
          </table:table-cell>
          <table:table-cell office:value-type="string">
            <text:p>1000-4500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Dent Removal &amp; Repaint</text:p>
          </table:table-cell>
          <table:table-cell office:value-type="string">
            <text:p>2500-7500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Exterior Wash</text:p>
          </table:table-cell>
          <table:table-cell office:value-type="string">
            <text:p>1000-2000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Express Service</text:p>
          </table:table-cell>
          <table:table-cell office:value-type="string">
            <text:p>3000-8000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Eco Wash+ Intensive Interior Cleaning</text:p>
          </table:table-cell>
          <table:table-cell office:value-type="string">
            <text:p>4500-9000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Dead Battery</text:p>
          </table:table-cell>
          <table:table-cell office:value-type="string">
            <text:p>800-1500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Tyre Puncture</text:p>
          </table:table-cell>
          <table:table-cell office:value-type="string">
            <text:p>500-2000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Car care - Annual Subscription Package</text:p>
          </table:table-cell>
          <table:table-cell office:value-type="string">
            <text:p>10000-25000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Windshield Installation</text:p>
          </table:table-cell>
          <table:table-cell office:value-type="string">
            <text:p>2400-4800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Clean Shine Coat</text:p>
          </table:table-cell>
          <table:table-cell office:value-type="string">
            <text:p>3200-7600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Nano coating for exterior car paint surface</text:p>
          </table:table-cell>
          <table:table-cell office:value-type="string">
            <text:p>12000-23000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Nano diamond Premium Treatment</text:p>
          </table:table-cell>
          <table:table-cell office:value-type="string">
            <text:p>20000-45000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Bumpers Safe Guard ( Front)</text:p>
          </table:table-cell>
          <table:table-cell office:value-type="string">
            <text:p>3500-6800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Replace spare wheel</text:p>
          </table:table-cell>
          <table:table-cell office:value-type="string">
            <text:p>1500-3000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Wheel Alignment and Balancing</text:p>
          </table:table-cell>
          <table:table-cell office:value-type="string">
            <text:p>3000-5000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Matt finishing</text:p>
          </table:table-cell>
          <table:table-cell office:value-type="string">
            <text:p>3000-6000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Repainting</text:p>
          </table:table-cell>
          <table:table-cell office:value-type="string">
            <text:p>4500-8000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pressure wash</text:p>
          </table:table-cell>
          <table:table-cell office:value-type="string">
            <text:p>700-1500</text:p>
          </table:table-cell>
        </table:table-row>
      </table:table>
      <text:h text:outline-level="2" text:style-name="Heading_2" text:is-list-header="true">Table structure for table users</text:h>
      <table:table table:name="users_data">
        <table:table-column table:number-columns-repeated="5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sername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mail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ser_type</text:p>
          </table:table-cell>
          <table:table-cell office:value-type="string">
            <text:p>varchar(1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password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hone</text:p>
          </table:table-cell>
          <table:table-cell office:value-type="string">
            <text:p>double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users</text:h>
      <table:table table:name="users_structure">
        <table:table-column table:number-columns-repeated="6"/>
        <table:table-row>
          <table:table-cell office:value-type="string">
            <text:p>id</text:p>
          </table:table-cell>
          <table:table-cell office:value-type="string">
            <text:p>username</text:p>
          </table:table-cell>
          <table:table-cell office:value-type="string">
            <text:p>email</text:p>
          </table:table-cell>
          <table:table-cell office:value-type="string">
            <text:p>user_type</text:p>
          </table:table-cell>
          <table:table-cell office:value-type="string">
            <text:p>password</text:p>
          </table:table-cell>
          <table:table-cell office:value-type="string">
            <text:p>phone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Sarvesh</text:p>
          </table:table-cell>
          <table:table-cell office:value-type="string">
            <text:p>sarvesh@car.com</text:p>
          </table:table-cell>
          <table:table-cell office:value-type="string">
            <text:p>user</text:p>
          </table:table-cell>
          <table:table-cell office:value-type="string">
            <text:p>9452f266332bbb5008b1321beff0ecf9</text:p>
          </table:table-cell>
          <table:table-cell office:value-type="float" office:value="7458961235">
            <text:p>7458961235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Bharat</text:p>
          </table:table-cell>
          <table:table-cell office:value-type="string">
            <text:p>bharat@car.com</text:p>
          </table:table-cell>
          <table:table-cell office:value-type="string">
            <text:p>user</text:p>
          </table:table-cell>
          <table:table-cell office:value-type="string">
            <text:p>dfb57b2e5f36c1f893dbc12dd66897d4</text:p>
          </table:table-cell>
          <table:table-cell office:value-type="float" office:value="4587412596">
            <text:p>4587412596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Tejas</text:p>
          </table:table-cell>
          <table:table-cell office:value-type="string">
            <text:p>tejas@car.com</text:p>
          </table:table-cell>
          <table:table-cell office:value-type="string">
            <text:p>user</text:p>
          </table:table-cell>
          <table:table-cell office:value-type="string">
            <text:p>6041d0363da08612bcb0f536e00dba50</text:p>
          </table:table-cell>
          <table:table-cell office:value-type="float" office:value="4785698125">
            <text:p>4785698125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Rohit</text:p>
          </table:table-cell>
          <table:table-cell office:value-type="string">
            <text:p>rohit@car.com</text:p>
          </table:table-cell>
          <table:table-cell office:value-type="string">
            <text:p>user</text:p>
          </table:table-cell>
          <table:table-cell office:value-type="string">
            <text:p>2d235ace000a3ad85f590e321c89bb99</text:p>
          </table:table-cell>
          <table:table-cell office:value-type="float" office:value="7895468521">
            <text:p>7895468521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Ayesh</text:p>
          </table:table-cell>
          <table:table-cell office:value-type="string">
            <text:p>ayesha@car.com</text:p>
          </table:table-cell>
          <table:table-cell office:value-type="string">
            <text:p>user</text:p>
          </table:table-cell>
          <table:table-cell office:value-type="string">
            <text:p>cec9818936add98229817fb432540b18</text:p>
          </table:table-cell>
          <table:table-cell office:value-type="float" office:value="7841523698">
            <text:p>7841523698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Manoj</text:p>
          </table:table-cell>
          <table:table-cell office:value-type="string">
            <text:p>Manoj@car.com</text:p>
          </table:table-cell>
          <table:table-cell office:value-type="string">
            <text:p>user</text:p>
          </table:table-cell>
          <table:table-cell office:value-type="string">
            <text:p>5e81f9859d223ea420aca993c647b839</text:p>
          </table:table-cell>
          <table:table-cell office:value-type="float" office:value="7897458746">
            <text:p>7897458746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Sahil</text:p>
          </table:table-cell>
          <table:table-cell office:value-type="string">
            <text:p>sahil@gmail.com</text:p>
          </table:table-cell>
          <table:table-cell office:value-type="string">
            <text:p>user</text:p>
          </table:table-cell>
          <table:table-cell office:value-type="string">
            <text:p>1006f0ae5a7ece19828a67ac62288e05</text:p>
          </table:table-cell>
          <table:table-cell office:value-type="float" office:value="7798478956">
            <text:p>7798478956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Janit</text:p>
          </table:table-cell>
          <table:table-cell office:value-type="string">
            <text:p>janit@car.com</text:p>
          </table:table-cell>
          <table:table-cell office:value-type="string">
            <text:p>user</text:p>
          </table:table-cell>
          <table:table-cell office:value-type="string">
            <text:p>9dbd12ec2f6b3772ea00199de9c40536</text:p>
          </table:table-cell>
          <table:table-cell office:value-type="float" office:value="7897854698">
            <text:p>7897854698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Alia</text:p>
          </table:table-cell>
          <table:table-cell office:value-type="string">
            <text:p>alia@car.com</text:p>
          </table:table-cell>
          <table:table-cell office:value-type="string">
            <text:p>user</text:p>
          </table:table-cell>
          <table:table-cell office:value-type="string">
            <text:p>86c8c6c90abd00c209e39736da1ec1fd</text:p>
          </table:table-cell>
          <table:table-cell office:value-type="float" office:value="7897458746">
            <text:p>7897458746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Jane</text:p>
          </table:table-cell>
          <table:table-cell office:value-type="string">
            <text:p>jane@car.com</text:p>
          </table:table-cell>
          <table:table-cell office:value-type="string">
            <text:p>user</text:p>
          </table:table-cell>
          <table:table-cell office:value-type="string">
            <text:p>5844a15e76563fedd11840fd6f40ea7b</text:p>
          </table:table-cell>
          <table:table-cell office:value-type="float" office:value="7458698548">
            <text:p>7458698548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Aneesh</text:p>
          </table:table-cell>
          <table:table-cell office:value-type="string">
            <text:p>aneesh@car.com</text:p>
          </table:table-cell>
          <table:table-cell office:value-type="string">
            <text:p>user</text:p>
          </table:table-cell>
          <table:table-cell office:value-type="string">
            <text:p>d1470756a9290460caf49fa8c424c1a5</text:p>
          </table:table-cell>
          <table:table-cell office:value-type="float" office:value="4798569874">
            <text:p>4798569874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Mary</text:p>
          </table:table-cell>
          <table:table-cell office:value-type="string">
            <text:p>mary@car.com</text:p>
          </table:table-cell>
          <table:table-cell office:value-type="string">
            <text:p>user</text:p>
          </table:table-cell>
          <table:table-cell office:value-type="string">
            <text:p>b8e7be5dfa2ce0714d21dcfc7d72382c</text:p>
          </table:table-cell>
          <table:table-cell office:value-type="float" office:value="7845968458">
            <text:p>7845968458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Rishab</text:p>
          </table:table-cell>
          <table:table-cell office:value-type="string">
            <text:p>rishab@car.com</text:p>
          </table:table-cell>
          <table:table-cell office:value-type="string">
            <text:p>user</text:p>
          </table:table-cell>
          <table:table-cell office:value-type="string">
            <text:p>7e663263c00050dfe773e21dae3a31d8</text:p>
          </table:table-cell>
          <table:table-cell office:value-type="float" office:value="7896584587">
            <text:p>7896584587</text:p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Ramesh</text:p>
          </table:table-cell>
          <table:table-cell office:value-type="string">
            <text:p>ramesh@car.com</text:p>
          </table:table-cell>
          <table:table-cell office:value-type="string">
            <text:p>user</text:p>
          </table:table-cell>
          <table:table-cell office:value-type="string">
            <text:p>6fc42c4388ed6f0c5a91257f096fef3c</text:p>
          </table:table-cell>
          <table:table-cell office:value-type="float" office:value="9820184451">
            <text:p>9820184451</text:p>
          </table:table-cell>
        </table:table-row>
        <table:table-row>
          <table:table-cell office:value-type="float" office:value="35">
            <text:p>35</text:p>
          </table:table-cell>
          <table:table-cell office:value-type="string">
            <text:p>ranjan K</text:p>
          </table:table-cell>
          <table:table-cell office:value-type="string">
            <text:p>ranjan@gmail.com</text:p>
          </table:table-cell>
          <table:table-cell office:value-type="string">
            <text:p>user</text:p>
          </table:table-cell>
          <table:table-cell office:value-type="string">
            <text:p>a7cd2205b8031f5858acdfb9eb7d9952</text:p>
          </table:table-cell>
          <table:table-cell office:value-type="float" office:value="9874586254">
            <text:p>9874586254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3.2.0.1</meta:generator>
    <meta:initial-creator>phpMyAdmin 3.2.0.1</meta:initial-creator>
    <meta:creation-date>2018-01-09T11:16:44</meta:creation-date>
  </office:meta>
</office:document-meta>
</file>